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08:57:25.82</meta:creation-date>
    <meta:document-statistic meta:table-count="0" meta:image-count="0" meta:object-count="0" meta:page-count="1" meta:paragraph-count="0" meta:word-count="0" meta:character-count="0"/>
    <dc:date>2009-11-20T08:58:10.20</dc:date>
    <meta:editing-duration>PT00H00M45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900a0003c005b002c00550042001c00af008b00b000d900a000a2005700ad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wURgsWWX6Zbd9vUj2WLO+6AVp5o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b5001900dc000d00580070004500f200ac00b800e5008d002e00d000e9003e">
        <DigestMethod Algorithm="http://www.w3.org/2000/09/xmldsig#sha1"/>
        <DigestValue>EWYTj23p35TQOq9A04h5d2TDESc=</DigestValue>
      </Reference>
    </SignedInfo>
    <SignatureValue>BzAqlo85S1nJZ2EprRXTlgUgRIQNBs0lh56HZoCBCsW2cLpYjjn3puLSFytE84KU
puhwkjwwzTH0XL0b9cewFEYDcG5l/hpeJx0FkONgvIdt/TRD7tHg932SU1/JTV3O
jymqYtglP8BELoWlLo4tqXBcW60uGm+TQBBIPkBU2gs=</SignatureValue>
    <KeyInfo>
      <X509Data>
        <X509IssuerSerial>
          <X509IssuerName>CN=Sub CA 1 Root 3, OU=Development, O=OpenOffice.org, ST=Hamburg, C=DE</X509IssuerName>
          <X509SerialNumber>4096</X509SerialNumber>
        </X509IssuerSerial>
        <X509Certificate>MIICyzCCAjSgAwIBAgICEAAwDQYJKoZIhvcNAQEFBQAwaDELMAkGA1UEBhMCREUx
EDAOBgNVBAgTB0hhbWJ1cmcxFzAVBgNVBAoTDk9wZW5PZmZpY2Uub3JnMRQwEgYD
VQQLEwtEZXZlbG9wbWVudDEYMBYGA1UEAxMPU3ViIENBIDEgUm9vdCAzMB4XDTA5
MTEyMDA3NTIyNVoXDTM0MTExNDA3NTIyNVowbzELMAkGA1UEBhMCREUxEDAOBgNV
BAgTB0hhbWJ1cmcxFzAVBgNVBAoTDk9wZW5PZmZpY2Uub3JnMRQwEgYDVQQLEwtE
ZXZlbG9wbWVudDEfMB0GA1UEAxMWVXNlciAxIFN1YiBDQSAxIFJvb3QgMzCBnzAN
BgkqhkiG9w0BAQEFAAOBjQAwgYkCgYEAvILxdXcC+Ps6wo08G8uyYy6JB5JrtOGr
zjChpII4MGQqugHGrO4DzGW/gz45uM6sRZmX+ZTifV3zxffUpdZXzyTB11brAJxd
gLwjDJHWjipi9q9NyRlb3Ra+IVRRcb7yxmTFu443SclNaII6Qorj3qv6x/+ltMdT
jxekZp3DjrECAwEAAaN9MHswCwYDVR0PBAQDAgXgMCwGCWCGSAGG+EIBDQQfFh1P
cGVuU1NMIEdlbmVyYXRlZCBDZXJ0aWZpY2F0ZTAdBgNVHQ4EFgQUC90u6VyKX2fJ
dUyzBNuVL9h0du8wHwYDVR0jBBgwFoAUGy3goiZ/Dbo4fuwGgYEPEnRMWk0wDQYJ
KoZIhvcNAQEFBQADgYEAGC+vGifH+IHN1TGg8gYFlNYSEYgkrk/2hhi/0BvJGXpH
MA77MLJQMY0wa4tUF2e8uMHVHGyVxeTErRI5LzjuU2rPvhxPrJgM6usLSD1eeivt
Aos0iQrYMrRv9LIGlqprrhk47J9HQzt7vXE4mU+0HoeVc2N21P8hVyzD9Dz9y8M=</X509Certificate>
      </X509Data>
    </KeyInfo>
    <Object>
      <SignatureProperties>
        <SignatureProperty Id="ID_00b5001900dc000d00580070004500f200ac00b800e5008d002e00d000e9003e" Target="#ID_001900a0003c005b002c00550042001c00af008b00b000d900a000a2005700ad">
          <dc:date xmlns:dc="http://purl.org/dc/elements/1.1/">2009-11-20T08:58:26,89</dc:date>
        </SignatureProperty>
      </SignatureProperties>
    </Object>
  </Signature>
</document-signatures>
</file>